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oderator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@Anon00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ShadowOfHarbringer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LovelyDayHere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@cheaplightning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im_uname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@BitcoinCashPodcast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Anon002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Anon024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@Anon00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@SoulMechanic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@jessquit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table:formula="of:=AVERAGE([.B3:.B14])" office:value-type="float" office:value="-6.95454545454545" calcext:value-type="float">
            <text:p>-6,95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WenQuanYi Zen Hei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2:13.69022844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11:03.458891414</meta:creation-date>
    <dc:date>2023-12-11T16:52:27.511677999</dc:date>
    <meta:editing-duration>PT1H58M29S</meta:editing-duration>
    <meta:editing-cycles>8</meta:editing-cycles>
    <meta:generator>LibreOffice/7.5.5.2$Linux_X86_64 LibreOffice_project/50$Build-2</meta:generator>
    <meta:document-statistic meta:table-count="1" meta:cell-count="26" meta:object-count="0"/>
  </office:meta>
</office:document-meta>
</file>